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21:41:48.324549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23T21:49:53.159761032</dc:date>
    <meta:editing-duration>P8DT22H35M16S</meta:editing-duration>
    <meta:editing-cycles>655</meta:editing-cycles>
    <meta:generator>LibreOffice/5.2.7.2$Linux_X86_64 LibreOffice_project/20m0$Build-2</meta:generator>
    <meta:document-statistic meta:table-count="1" meta:cell-count="5544" meta:object-count="0"/>
  </office:meta>
</office:document-meta>
</file>